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1"/>
    </style:style>
    <style:style style:name="P12" style:family="paragraph" style:parent-style-name="Heading_20_2">
      <style:text-properties style:font-name="Arial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16" style:family="paragraph" style:parent-style-name="Standard" style:list-style-name="L1">
      <style:paragraph-properties fo:margin-left="0cm" fo:margin-right="0.021cm" fo:text-indent="0cm" style:auto-text-indent="false"/>
      <style:text-properties style:font-name="Arial"/>
    </style:style>
    <style:style style:name="P17" style:family="paragraph" style:parent-style-name="Standard" style:list-style-name="L2">
      <style:paragraph-properties fo:margin-left="0cm" fo:margin-right="0.021cm" fo:text-indent="0cm" style:auto-text-indent="false"/>
      <style:text-properties style:font-name="Arial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Arial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Rapporto di test unità 10000001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8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58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</text:p>
      <text:p text:style-name="P4"/>
      <text:p text:style-name="P9">Data creazione:<text:tab/><text:modification-date style:data-style-name="N36">07/09/2015</text:modification-date><text:title/><text:title/></text:p>
      <text:p text:style-name="P4"/>
      <text:p text:style-name="P3"><draw:line text:anchor-type="paragraph" draw:z-index="1" draw:style-name="gr1" draw:text-style-name="P18" svg:x1="0cm" svg:y1="0cm" svg:x2="9.999cm" svg:y2="0cm"><text:p/></draw:line></text:p>
      <text:h text:style-name="P13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4">Indice<text:tab/>2</text:p>
          <text:p text:style-name="P14">1.Descrizione generale<text:tab/>3</text:p>
        </text:index-body>
      </text:table-of-content>
      <text:p text:style-name="Text_20_body"/>
      <text:p text:style-name="Text_20_body"/>
      <text:p text:style-name="Text_20_body"/>
      <text:h text:style-name="P13" text:outline-level="1">Descrizione generale</text:h>
      <text:p text:style-name="Text_20_body">Rapporto prove su prototipi scheda ingressi.</text:p>
      <text:h text:style-name="P12" text:outline-level="2">PCB errato</text:h>
      <text:p text:style-name="P4">I piani dei layer interni non sono stati aggiornati prima della produzione.</text:p>
      <text:p text:style-name="P4">Il risultato sono il layer VCC e GND in corto, inoltre altre piste risultano annegate nei layer.</text:p>
      <text:p text:style-name="P4">La scheda così come è risulta compromessa.</text:p>
      <text:p text:style-name="P4"/>
      <text:p text:style-name="P4">E' possibile utilizzare la scheda come sottomodulo, senza montare l'expander I2C.</text:p>
      <text:p text:style-name="P4">Operazioni da eseguire.</text:p>
      <text:p text:style-name="P4"/>
      <text:list xml:id="list3431154359716377754" text:style-name="L1">
        <text:list-item>
          <text:p text:style-name="P16">Eliminare tutti i componenti comrpesere tutte le resistenze 0<text:span text:style-name="T3">Ω</text:span>. Lasciare solamente la parte relativa all'optoisolatore e le sue resistenze di polarizzazione.</text:p>
        </text:list-item>
        <text:list-item>
          <text:p text:style-name="P16">Forare le vias di VDD e GND connesse a R10 e R11. E ricreare le connessioni filate verso il primo connettore libero.</text:p>
        </text:list-item>
      </text:list>
      <text:list xml:id="list6140534711354154073" text:style-name="L2">
        <text:list-item>
          <text:p text:style-name="P17">Collegare R1 per connettere IO_0_CMD a IO_2_CMD.</text:p>
        </text:list-item>
        <text:list-item>
          <text:p text:style-name="P17">Il comando IO_0_CMD è recuperato.</text:p>
        </text:list-item>
        <text:list-item>
          <text:p text:style-name="P17">Eliminare la vias a fianco del pin 4 di IC2 e ricreare la connessione andando al primo pin connesso a IO_3_CMD.</text:p>
        </text:list-item>
        <text:list-item>
          <text:p text:style-name="P17">Eliminare le vias di VDD e GND a fianco di R12 ed R13 e ricreare le connessioni filate verso il primo connettore libero.</text:p>
        </text:list-item>
        <text:list-item>
          <text:p text:style-name="P17">Il comando IO_1_CMD è recuperato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Rapporto di test unità 10000001</text:reference-ref></text:p>
      </style:header>
      <style:footer>
        <text:p text:style-name="MP2"><text:file-name text:display="name-and-extension">10000001_RT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09-07T21:48:20.92">07/09/2015</text:date></text:p>
            </table:table-cell>
            <table:table-cell table:style-name="Tabella2.A1" office:value-type="string">
              <text:p text:style-name="MP4">Pag. <text:page-number style:num-format="1" text:select-page="current">2</text:page-number> - <text:page-count>3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M14S</meta:editing-duration>
    <meta:editing-cycles>58</meta:editing-cycles>
    <meta:generator>OpenOffice/4.0.1$Win32 OpenOffice.org_project/401m5$Build-9714</meta:generator>
    <dc:date>2015-09-07T21:48:20.82</dc:date>
    <meta:document-statistic meta:table-count="1" meta:image-count="0" meta:object-count="0" meta:page-count="3" meta:paragraph-count="33" meta:word-count="218" meta:character-count="1319"/>
    <meta:user-defined meta:name="Info 1"/>
    <meta:user-defined meta:name="Info 2"/>
    <meta:user-defined meta:name="Info 3"/>
    <meta:user-defined meta:name="Info 4"/>
  </office:meta>
</office:document-meta>
</file>